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1:12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ender Kontext. Laut unabhängigen Faktenprüfern könnten diese 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reführend se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s man wiss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Mobile Uploads · 28. Juli ·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In Originalgröße anzeigen · Weitere Option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style-name="ce1" office:value-type="string" calcext:value-type="string">
            <text:p>dpa: Fehlender Kontex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2017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742 Kommentare 1276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3392</text:p>
          </table:table-cell>
          <table:table-cell table:number-columns-repeated="6"/>
        </table:table-row>
        <table:table-row table:style-name="ro1">
          <table:table-cell table:formula="of:=SUM([.A40:.A50000])" office:value-type="float" office:value="3392" calcext:value-type="float">
            <text:p>3392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276 Mal getei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f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heute.at/s/anteil-der-infizierten-mit-impfung-in-noe-bei-43-prozent-10015473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eil der Infizierten mit Impfung in NÖ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ute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a Kreut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Die Impfung schützt ja nur vor einem schweren Verlauf und nicht v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 Krankhei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wenn man Grippe geimpft ist oder gegen Masern kann man es bekom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d Lang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a Kreutzer Wird seit Monaten so kommuniziert, bei den Blauen anscheinend no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ht angekommen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Oberh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a Kreutzer des hat der no nit kapie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a Kreut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d Langmann es ist nur mehr ein einziges Gestreite. Kenn viele die geimpft sind u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iele die es nicht sind aber jeder wie er wil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r das dieser Menschenhass so arg wird des is schli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en Isidro-Wink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Geimpften sollen d. Titer bestimmen lass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d Langman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arina Kreutzer ja leider, ich finde auch dass es ein jeder selbst entscheiden soll o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en oder nicht impfen… Dieses ständige Sticheln ist mittlerweile unerträglich und 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bts halt eine Partei, die da in erster Reihe steht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May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wo ist das Problem es zu verstehen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Er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Es wäre an der Zeit diese Verbrecher anzukla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ömmig Ra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stellt sich ja die Frage mit was für ein Wasser wurden die Mensch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impft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term Strich eine Frechheit und volles versa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o Baeh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Ma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s Albert Einstein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Ent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gegen was? Poli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vana Marinkov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d Langmann leider ist es bei den meisten geimpften auch nicht so ganz angekomm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d die meisten denken, dass sie immun sind nach der Impfung und niemanden me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tecken kö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Kreb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d Langmann Muß man immer eine Partei nennen ?? Geht es nicht ohne dies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umbug bevor du eine Partei dikreditierst solltest du dich fragen wer uns diese unnöt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ordnungen und Maßnahemen auf erlegt hat !! Das ist sicher nicht die Partei du d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prichst die kann auch nichts dafür das es diese Pandemie gibt !! Frage dich lieber warum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Kurze eine Sommergrippe hat als Geimpfter 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er La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Alexander Gradl-Noll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helm Nef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a Kreutzer Aber was nützt jetzt die Impfung! Derselbe Mist wie immer 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ha H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a Kreutzer und deshalb sehe ich absolut keinen Sinn dass man sich impfen läss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i Dre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Die Frage ist :"Was für ein gift wird der Bevölkerung verabreicht!!!!! Schutz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bt's keinen meiner Meinung nach daher kommt eine Impfung für mich nicht inf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a Kreut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ha Huber jedem seine Meinung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ur wenn man leider im sozialen Bereich arbeitet wird es wohl nicht mehr lange ohne gehen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ha H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a Kreutzer ja leid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a Kreut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ha Huber ich bin selbst betroffen, da ich im Kindergarten arbeite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ber ich bin Alleinerziehende Mama von zwei Kindern und kann es mir nicht leisten oh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beit dazuste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ch dazu bin ich selbst Lungenkrank und eins meiner Kinder ist Diabetiker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hatte auch schon Corona und zum Glück einen leichten Ver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ha H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a Kreutzer omg alles gute weiterhin und ja die haben uns voll in der hand, denn oh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rbeit kann man nicht le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d Lang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Krebs Diese Partei hat sich durch diesen Post selbst ins Licht gestell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err Gudenus ist dort noch Mitglied oder irre ich mich da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glaub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d Lang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Krebs warum Kurz eine Sommergrippe hat? Woher wissen Sie dass er die Grippe hat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eso sollte eine Corona Impfung gegen die Grippe helfen? Kann die ÖVP oder die Grü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was dafür dass es die Pandemie gibt? Fragen über Fragen… PS: ich wüsste auch nicht da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 enge Freunde wären bzw. dass ich Ihnen das DU-Wort angeboten hätte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bert Behr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ömmig Rainer ,,mit Coronavir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Schrief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ich kenn schon mehr Impftote als Coronatote gerade wieder von eine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kannten die Mutter nach der Impfung Thrombose und dann Orgaversa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ke Fuch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ich hab mich impfen lassen, damit ich reisen kann und habe dabei e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ssgefuehl und irgendwie schaeme ich mich dafür, sor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ita Schö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dann ist die Impfung sinnlos und wir alle sollten normal weiter leb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ne Ang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lly Moos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doch leider sind die testbefreit - was ich allerdings alles übertrieben u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ysterisch finde - Geldgeschäfte sonst nix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y Lack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en Isidro-Winkler richtig da es unter anderem Menschen gibt die keine oder zu weni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tikörper bilden kö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y Lack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ita Schöller Angst hat nur der der Angst haben mus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Andro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ömmig Rainer geimpft , nein ...ein Menschenversuch mit einer Gentherapie.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ita Schö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nau und ich hab kei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tz Neuret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darum gibt es im Herbst ja die gute dritte Impfung.Ich meine, erst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 t I 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 f l fü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 K h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 f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 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chste Impfung wird zum Erfolg führen.Da passt dann die Kohle auch für gewisse Leute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tz Neuret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er dann kommt der gefährliche nächste Virus,es lebe das Geschäft.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win May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und nun? Die Geimpften sollten einen leichteren Verlauf haben als di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geimpf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Korose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....denen kann man nur noch Gratulieren ....jetzt weiß ich...warum ich m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önlich nicht Impfen lasse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ssy Hö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Hue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a Kreutzer ich ließ mich auch vor einigen Jahren zu einer Grippeimpfung überreden und j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h bekam sie und nach einer Woche noch einen Fieberschub von über 40 Grad, seit dem k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ung mehr und komischerweise auch keine Grippe...so viel dazu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da Hopp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vana Marinkovic Geimpfte haben eine viel geringere Virenlast also können sie andere nicht s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cht anstecken ( dazu gibts auch Statistike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kob We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ie Covid-Impfung schützt vor schweren Verläufen. Doch auch immer mehr Geimpfte infiziere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ch mit dem Virus, wie aktuelle Zahlen zei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kt ist, dass die Corona-Impfung vor schweren Krankheitsverläufen schützt – aktuell ist 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edriger Wert von sechs Patienten auf den Intensivstationen und elf auf den Normalstationen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 nö. Spitälern zu verzeichnen. Laut Impfdashboard des Bundes liegt die Impfrate b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limmunisierten in Niederösterreich bei 52,7 Prozent.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 muss halt echt nicht weit lesen um zu verstehen, worum es geht. Und bei 5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limmunisierten in NÖ (Quelle: https://info.gesundheitsministerium.at/) sind 43% infizier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ht stabi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n den schweren Verläufen ganz zu schweigen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ien.orf.at/stories/3113836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dashboard | Corona-Schutzimpfung in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o.gesundheitsministerium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Hol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Für was ist dann die Impfun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Habi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a Kreutzer wo ist der Beweis für diese Aussage? Es gibt dafür keine Studi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V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ita Schöl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st ist nie ein guter Ratgeber. Und, JA, die Impfung ist sinnlos, ausser für die Pharmazeuten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zw. gekaufte Medien..!!! Ja wir sollten ganz normal weiter leben,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spina Justrabea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in England ALLE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nne Jellasi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Und wieviel Baud-Code hatten die?? Wieviele Antikörper und welch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uenz von T-Zellen?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.A. Avi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report24.news/raphael-bonelli-fragt-nach-todesfaellen-mit-impfung-masse-derrueckmeldungen-schockiert/?fbclid=IwAR0Gn6yBMTWM2BZ-FiDE_pMQhEIQl-Ss0SK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IqvfPjhvgzmVSODbf9LY0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phael Bonelli fragt nach Todesfällen "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ort24.new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riana Raut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Novodni sagt das Gegenteil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ttfried Kato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hat ja nie wer gesagt das man es nicht bekommen kan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olf Pl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no super funktioniert perfekt die Impf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olf Plan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r kurz hat sommgripp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Vonban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und wär schützt uns Gesunde von den Geimpft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2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2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z Kall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wollen sie die schwachen dieses Landes mobilisieren, um dem Staat schad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zufügen? Von den Bescheidenen läßt es sich gut leben? Stimmt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Landschüt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schreckend also im Endeffekt schützt die Impfung ni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Kö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Landschützer doch angeblich gegen einen schweren Verlauf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ha H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Landschützer Nein sie richtet mehr Schaden als Hilfe a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mann Pollh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Köck ... angebl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Bogicev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Köck wo gibt es dafür Fakten? Diese Behauptung ist nicht bewiesen denn ob u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viele überhaupt schwer erkranken kann niemand vorhersagen die Schäden sind allerd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eits mehrfach und weltweit dokumenti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Kö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mann Pollhammer jop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Kami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inhard Trett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Landschützer Genau so ist es 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Rank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Landschützer es ging und geht nicht um die Gesundheit auch nicht um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kämpfung der "PLANDEMIE", es geht nur um Macht und Geld, es ist schon ein se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ides Spiel das mit der Weltbevölkerung betrieben wi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Haid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geht schon lange nicht mehr um Gesundheit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Haid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Köck wirklich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Andro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Rankl es geht um Reduktion 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arina Kozlowsk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Landschützer die Impfung schützt nicht vor Ansteckung...der Verlauf der Krankhei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l gemildert werden...das wurde immer gesagt, aber die meisten glauben wenn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impft sind ist alles 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glinde Mue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Landschützer Es ist alles andere aber keine Impf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fie Gru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arina Kozlowska leider richti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Fratz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Landschützer das wurde auch nie behaupte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Poldle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arina Kozlowska ..genau so ist es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 Übrigen ist auch bekannt, dass der Wirkungsgrad der diversen Impfungen zwischen 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95% liegt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95% liegt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v sein heisst auch noch lange nicht, schwer zu erkranken…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rd Monsin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r was, vor ansteckung nei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tmar Feldba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Landschützer schützt nicht nützt aber der Pharmaindustr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tmar Feldba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arina Kozlowska ja ja wers glaubt und ungeimpfte merken oft nichts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la Neu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arina Kozlowska man hat von Beginn an die Menschen in die irre geführt.. Nur weil ma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tzt behauptet, dass es immer klar war, dass man trotzdem krank werden oder überträger s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n... Heißt es nicht, dass es so ist! Man hat bewusst fehlinformie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kann ihnen sogar den Slogan vorsingen... Baby lass uns impfen... Endlich sind wir frei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... Schütz dich UND ANDERE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cht gläubige und nicht denkende GLAUBEN und zack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arina Kozlowsk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tmar Feldbach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??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A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n nicht ohne Grund mißtrauisch und gegen eine Impfung. Zu wenig lang getestet 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einigkeiten wie einmal nur die Alten , dann auch junge mit dem Astra , Schwangere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der nicht , dann ja doch unbedingt. Unglaubwürdig ist das . Stecken alle unter ei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ke . Jene die die Impfung nicht vertragen haben hört man wenig bis gar nichts inkl.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ängeren Nebenwirkungen . Die nicht geimpften werden diskreminiert und ausgeschlos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wohl sie die Gesunden von allen sind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4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tin Jens B. Hackra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ibraltar 100% sind geimpft und trotzdem ist die Infektionsrate sehr hoch..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i Heim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Jens B. Hackradt hab gelesen das auf Gibraltar die Inzidenz bei 600 liegt trotz 100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rozentiger Impfquote , wie kann denn das sein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her Lack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Jens B. Hackradt wo nehmen Sie die 100 Prozent her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Jens B. Hackra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her Lackner https://report24.news/gibraltar-100-durchgeimpft-corona-inzidenz-gehtdurch-die-deck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ibraltar: 100% durchgeimpft -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ort24.new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her Lack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Jens B. Hackradt Sie haben den ganzen Artikel gelesen? Die Seychellen haben ei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 höchsten Durchimpfungsraten? Aha, Malta angeblich 100 Prozent … wieviel haben d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Seychellen? Oder Malta doch keine 100 Prozen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G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ben sie dazu eine seriöse Quelle. Wäre sehr wichti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Gol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Ga https://www.heute.at/s/anteil-der-infizierten-mit-impfung-in-noe-bei-43prozent-100154733?utm_medium=Social&amp;utm_source=Facebook&amp;fbclid=IwAR1Vre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qp95f4xmLKhocP-SxGZhZWeUnyHtQzEwKndX1Kzdg741dJ-Sbg#Echobox=1627451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eil der Infizierten mit Impfung in NÖ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ute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G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Golli vielen Dan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Murh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Ga welche Quellen wollen sie noch,?Haben sie noch immer ni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bekommen was aufgrund der Entwicklung von Israel vorherzusagen war?Abgese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von haben die nicht Ernst genommenen Epedemiologen immer wieder gewarnt we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 in einer Pandemie keine Massenimpfungen durchführen sollte,ist seit den Fehl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spanischen Grippe bekan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y Lack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Golli die heute ist ja total seriö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G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Murhammer Bin ja ganz bei ihnen aber viele anderen wollen halt immer eine Quell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n Stefan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Golli seriöse Quelle die heute Zeitung . Hah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y Lack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Murhammer und was hätte man ihrer Meinung nach tun sollen - der Selektion ihr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f lassen oder wie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drich Wol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Golli diesem Schmierenblatt glaub ich kein Wo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Murh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Ga ok dann sorry,aber solche Leute kann man auch mit Quellen ni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überzeugen,die sehen nur ihre heile Welt und nicht die Realitä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ristin Kiki Tesch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Golli die Frage war nach einer seriösen Quelle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Rohrba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Murh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y Lackner das was eigentlich logisch ist,alte und Risikopat.,schützen,wobei d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bstschutz logisch sein sollte,Kontakte minimieren Abstand meinetwegen auch Maske,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t ganz normal weiterleben,je schneller sich das Virus vetbreitet umso besser um 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iger Zeit hat das Virus zu mutieren,Lockdowns bewirken das Gegente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her Lack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Murhammer Sie haben eine medizinische Ausbildung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ttfried Pertl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olfgang Ga FPÖ Niederösterre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Ma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fach auf report24 warten, die lassen sich das sicher nicht entgeh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Murh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her Lackner nein,ich kann lesen,informiere mich und habe einen funktionierend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ritischen Verstand,und ich habe mich mit einigen Ärzten teilweise Univ.Dozenten,Kollegen meiner Frau die im Krankenhaus arbeitet gesprochen,und festgestellt daß 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ben hervorragenden Medizinern auch sehr beschränkt informierte Ärzte gibt,welche s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olut nicht informiert bzw weitergebildet haben und trotzdem meinen sie wäre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ügsten Köpfe,das Paradebeispiel ist ja der neue Gesundheitsminister,Wissen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petenz ist nicht gefragt nur linientreuer Gehorsam,warum das noch erklärt we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ß frage ich mich sehr,sollte eigentlich längst jeder mitbekommen ha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y Lack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Murhammer natürlich weil sich alle Menschen dran halten Kontakte zu minimieren man sieht es eh immer wieder , keine weiteren Frag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Keppl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Ga https://www.heute.at/s/anteil-der-infizierten-mit-impfung-in-noe-bei-43prozent-10015473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eil der Infizierten mit Impfung in NÖ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ute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Jens B. Hackra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Ga https://report24.news/gibraltar-100-durchgeimpft-corona-inzidenz-gehtdurch-die-deck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braltar: 100% durchgeimpft -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ort24.new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a Maria Ladi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y Lackner ja wie bei einer Grippe ,die es ist au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a Maria Ladi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Murhammer und Medikamente wie Ivermectin oder Budesonit verabreichen, und d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schen gehts wieder gut…manche Länder praktizieren das schon unter Vorgehalte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d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Murh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y Lackner ich rede von den Risikopatienten,die sollten sich daran halten,wenn sie 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ht machen ist es ihr eigenes Risiko,war immer so und sollte jetzt nicht anders sein ,für 99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% der Menschen bringt Covid ja wie man längst weiß nicht mehr Gedahr als 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telschwere Grip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Kami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d und zdf hahahaha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iner Hans Dü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Ga ja nicht impfen lass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Pirkl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schenverstand genüg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Birnboe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Murhammer richti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Haid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Ga reicht das??Oder nicht seriöse genug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heute.at/s/anteil-der-infizierten-mit-impfung-in-noe-bei-43-prozent-1001547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eil der Infizierten mit Impfung in NÖ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ute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Gol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y Lackner Aber es ist auch ein immer größerer Anteil an Corona-Infizierten, die bereit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eimpft sind, festzustellen: Auf "Heute"-Anfrage heißt es aus dem Landessanitätsstab, dass 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 Zeitraum vom 7. Juli bis 26. Juli insgesamt 712 positiv Getestete in NÖ gegeben hat.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ößten Anteil davon machen mit 404 Personen die Ungeimpften aus (56,7 Prozent), d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lgen fast gleichauf 158 Vollimmunisierte (22,2 Prozent) und 150 Teilimmunisierte (21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zent) was ist daran falsch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y Lack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Golli das die Impfung 1) keine Garantie bietet nicht an covid zu erkranken sprich positiv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estet zu werden 2) es soll Menschen geben ( habe ich selbst im Med. Bereich 4 Fälle )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tz Impfung keine Antikörper bilden konnten während alle anderen im 3 und 4 stell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eich waren. Hier sollte sich die Frage stellen in wie weit der Bericht oder die Hypothe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Bevölkerung helfen soll. Noch dazu brauchen Zeitungen nachfrage und Schlagzeilen wie die Wirklichkeit ist ist oft eine andere Geschichte - sichert aber wieder eine Schlagze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kann es mir zum Glück leisten das zu glauben was ich sehe am Klient vor 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y Lack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Golli und wäre ich jetzt total fies gemein und unterschwellig ( wobei ich Stigmatisier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wie Schubladen denken vermeide) würde ich sagen wenn man keinen Nutzen im Leben find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bliziert man halt Schlagzeilen aus der Heute um sich irgendwie an einen politischen Strohhal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ammern zu können. 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Gol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y Lackner trotzdem ist die Zahl nicht unseriö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en wissen die experten zb auch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arum die Zahlen in england so star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y Lack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Golli jeder soll das glauben - was einem ein gutes Gefühl vermittelt anstatt ewig u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0jahre lang wettern gegen andere also polit Karriere zu deklarieren oder ? Irgendwie hab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leid …… andererseits bringt es eine gewisse Schwäche und Unsicherheit ans Tageslicht a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gal wir schweifen von sowieso gegessenen Thema ab. Schönen Abend n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H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n Stefano das wurde auch im Fernsehen gesag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wird was dran sein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ate Kal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n vor ueber einem Jahr wurde ich aus Kanada (glaubhafte Quelle) gewarnt :"Huete dich vo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 Geimpften, die koennen dich anstecken; Impfmaterial und die Tests sind vergiftet 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rdinand Kom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Ga Sevus TV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la Neu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Ga https://www.heute.at/s/anteil-der-infizierten-mit-impfung-in-noe-bei-43prozent-10015473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eil der Infizierten mit Impfung in NÖ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ute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ena Nekha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Impfungen schützen vor schweren Verläufen, so wie z. B. die Impfung gegen Keuchhusten be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dern. Unsere damals 3-jährige Tochter wurde von einer impfskeptischen Kinderärztin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gen Keuchhusten geimpft, weil die sagte, -"brauchen wir nicht!"- mit dem Ergebnis, dass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er daran erkrankte und 1 ganzes Jahr gehustet hat. Unser Sohn, damals 11/2 wurde geimpf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l ich den Kinderärztin inzwischen gewechselt hatte ,bekam auch Keuchhusten, von sei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ester angesteckt, aber nur sehr leicht und war bald wieder gesund. Die Epidemie damals 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Erfolg der mangelnden Durchimpfung, weil viele glaubten, -"na, ist eh nicht so arg" oder "gibt'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h nicht (mehr)!"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witha Vorbuc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ena Nekham na so ein irrglaube,meine Freundin starb an Astra Zenika Impf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hirnblutung,war völlig Gesund! Meine Schwester Biontech Pfeiser 2. Impfung schw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zmuskel entzūndung liegt schon 1.woche im KH, diese Impfung ist eine nMRNA und schūt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vor Vieren, somit sollte jeder selbst entscheiden können ob er dieses Gift verträgt o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! Es ist eine notzulassung,daher sind wir Versuchskaninchen! Eine Durchimpfung wäre er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 richtig,wen diese Impfung 7 bis 8 jahre erbrobt ist,so wie die Impfung fūr Keuchhusten! A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 Impfung ist eine not zulassung und daher hat sie freiwillig zu sei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4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ry Habe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der geimpfte MUSS testen gehen. Das sind die Träger und sonst kein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on Havlik S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ry Habeler Schwachsin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Habi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on Havlik Sen warum soll man das nicht machen? Dann hätten alle Gewissheit u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ewei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Hobi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ry Habeler Sollte eigentlich logischer Weise so sein! Wird aber sicher nicht geschehen,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a sonst keiner mehr impfen geht und dann das geplante Ziel nicht erreicht wird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Nistel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ieviele sind krank 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Ma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Nistelberger ja viele fühlen sich nach der Impfung kran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Pie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Nistelberger Zuviele und es werden jeden Tag mehr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Holl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da freut sich die gesamte FPÖ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5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Eb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Hollerer Es ist ja traurig das Menschen so dumm sind und der Politik glauben u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h impfen las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Neubu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Hollerer natürl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owas ist der zündstoff der das Feuer der fpö am Lodern häl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mer wenn jemand zu schaden kommt oder etwas passiert kommen diese Herren 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n „seht ihr, WIR haben‘s ja gesagt“ um‘s eck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HNE Vorschlag zur Lösung des Problems natür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mindest fällt mir das seit Corona vermehrt auf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i Lam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Holler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ssandro Zwöl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Holler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enn es wahr ist , ist nicht die FPÖ Schuld sondern die die es ja schon fast aufzwin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llen mit pausenlosen Fake News &amp; Angst bzw. Panikmach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böse sein, aber die Naivität der Bevölkerungen ist der Zündstoff für Regierungen w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 sie aktuell haben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Don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Neuburger Bisschen besser informieren könnte nicht schaden !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Oberh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Ebner frägt sich nur wer dumm ist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Neubu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Donner über meine Meinung brauch ich mich nicht Informier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ssandro Zwöl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Neubur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fach informieren und nicht täglich das Propaganda Blatt lesen oder den ORF einschal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Neubu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ssandro Zwölfer und weiter?!^^ deshalb werden sie von heute auf morgen die Impfung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icht verbiet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Don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Neuburger Viel Meinung wenig Ahnun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grid Simit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Hollerer das ist doch wieder einmal ein BLÖDSINNIGER KOMMENTA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ssandro Zwöl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Neubur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üssen sie auch nicht , wenn genügend Vögel der Pharma Propaganda folgen dann ist 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ch in Ordnung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für mich weiß was kommt , und die Spiele ab der 2. Dosis beginnen erst jetzt so richt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schaue als Gesunder „Nicht Geimpfter“ aus der 1. Reihe zu , denn irgendwann we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die letzten Lämmer auf wachen aber dann ist es für viele leider zu spät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 muss sich nur die spanische Grippe an sehen v ungefähr 100 Jahren - exakt dassel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elen die Eliten jetzt auch , wir haben keine Pandemie sondern eine Plandemie und wä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erer Meinung ist ist anderer Meinung ( zu respektieren ) , aber die Naivität ist die Basis 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was sie tun und jeder der impft unterstützt es noch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chließend Freiheit ist Grundrecht und Pasta ( einfach die Verfassung lesen 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grid Simit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Neuburger wieder einen blödsinnigen Kommentar losgeword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ke Moor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Hollerer aha, logisch das polittreue Linke die Wahrheit nicht hören wollen. Besorgni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m Mitbürger als Freude zu bezeichnen, zeichnet das linke Klientel a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ke Moor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Neuburger logisch bei Deinesgleichen, aber erstaunlich das dir überhaupt noch wa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uffäl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7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ssandro Zwölf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Neubu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Neubu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ssandro Zwölfer sehr gut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Keppl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nächste VT wird wah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i Kuchner Hoe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Neuburg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Neubu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ke Moors danke für ihre Gehässigkeit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 hätte ja auch normal drüber schreiben können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i Kuchner Hoe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l sie recht habe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Neubu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für eure vielen, wenn auch teils untergriffigen Kommentare!^^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rstaunlich wie viele Leute gleich ausfällig werden und ihre, natürlich völlig berechtigte, Mein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r Impfung schreiben, obwohl mein Kommentar eigentlich allgemein an die FPÖ gerichtet wa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Thema sitzt anscheinend bei vielen Leuten ziemlich fest im Kopf, da viele sofort dar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ließ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erstaunlich dass man bei uns für Gleichberechtigung, unabhängig von Geschlech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tfarbe und Wohlstand ist und bei einer spritze anfängt Linie zu ziehen und gehässig wird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kt über den Sinn des letzten Absatzes bitte mal nach, unabhängig ob für oder ge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8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chard Vie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dir der begriff "opposition" geläufig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a L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Neubur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 Marx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der wie er will..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ke Moor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Neuburger nur selbst austeilen, aber natürlich keine gleiche Antwort ertragen,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ell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ündstoff der Ihr Feuer am Lodern hä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Neubu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ke Moors ich habe gegen die Partei ausgeteilt und gegen niemanden perönlich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terschi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Christian Scheu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rkt super die Impf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win Schart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 so eine Impfung macht wirklich Sin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it Sapp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wird sicher wieder eine Statistik ausgegraben, die das Gegenteil behauptet und diese al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FAKE" bezeichnet, denn....es darf nicht sein, was nicht sein darf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Pört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n sehr komisch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audia Christian Lang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sind noch zu wenig geimpft 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9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ke Well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audia Christian Langm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3.giphy.co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3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Höf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bert Behr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audia Christian Langman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jepan Stjepanov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um tut sich Mann Testen wenn er schon geimpft is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a Pich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Richtung stimmt....?!?!?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Lei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ha, also schützt die Impfung doch nicht so gut ????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Klen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 gesundes immunsystem und Abstand halten..Hygiene sowieso...mehr braucht es ni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mara Kris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r werden lernen müssen mit dem Virus zu leben...hat man das immer noch nicht verstande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la Dorfleben D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mara Kriss wie auch mit grippe oder aids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Weinber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0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 be g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mara Kriss da gibts aber nichts zu verdienen für die Herrschaft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mara Kris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la Dorfleben Dl eh und sich alle paar Monate eine Spritze setzen lassen mit Zeug das nu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dingt zugelassen wurde ist sicher nicht die beste Ide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i Foers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Weinberger Das ist der Knackpunk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Darn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mara Kriss man will es nicht verstehen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mara Kris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glaub echt nicht, dass es nur ums Verdienen geht, sondern um sich ein gehorsames Volk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 schaffen....die "Braven" lässt man in Ruhe, solange sie alles über sich ergehen lassen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 werden vermutlich...naja, will ich mir grad nicht vorstellen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chvile-Heller E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Weinberger Pension spar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ni Maron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oher weis er das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drich Panzenbö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ist das Impfen doch fürn Amadeu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Schatt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 ja egal wird nicht getestet...Hauptsache geimpft da Rest is wurs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Zag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uss man alles glaube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n Brandstät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soll der Mist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1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Gol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n Brandstätter https://www.heute.at/s/anteil-der-infizierten-mit-impfung-in-noe-bei43-prozent-100154733?utm_medium=Social&amp;utm_source=Facebook&amp;fbclid=IwAR1Vre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qp95f4xmLKhocP-SxGZhZWeUnyHtQzEwKndX1Kzdg741dJ-Sbg#Echobox=1627451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eil der Infizierten mit Impfung in NÖ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ute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Haw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n Brandstätter wie meinen sie das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nna Hart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Hawle und schon wieder eine falsche Statistik von HEUTE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omer Heidemari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nna Hartmann zeigen Sie uns die richtig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o Großschäd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eta &amp; Kappa sind die nächsten Varianten nach dem Delta. Aufwachen und nicht naiv sei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it Greine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o Großschädl ja genau, das arme griechische Alphabet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kob Hal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o Großschädl nein schlimmer es wird Greta se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Andro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o Großschädl natürlich und dann kommt das Alphabet ..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Hö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Quellenangabe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2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Holz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Höfer ,googeln würde helfen,ist nicht nur in Österreich so. Viel lesen u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nformieren kann mitunter Klarheit schaffen...völlig parteiunabhängig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Hö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Holzinger das verstehe ich, aber als Politiker finde ich könnte man immer ei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lenangabe machen… so etwas schafft vertrauen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Holz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Höfer , warum? Er hat nur was gepostet,was in einer kleinformatigen Zeitung für all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 lesen war.....bin sicher kein Fan von ihm,aber er hat rech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Hö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Holzinger das glaube ich ja das er recht hat, nur ich will einfach eine genau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lenanga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Holz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Höfer,selber suchen,wenn man etwas unbedingt wissen möchte,ist ein Erfolgserlebni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Kar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elleicht ist ihnen "das G´impfte" aufgegangen 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lies Teich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her will Herr G0udenus das sooo genau wissen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her Stift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lies Teichmann Aus den gleichen Infos, welche uns um Herbst wieder meh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inschränkungen beschert. Denken ist wohl Lux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Supp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3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s is aber komisch. Ich bin nicht geimpft und nicht erkrankt an Corona und werd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ehandelt wie ein Aussäziger. Das ist schlimm an der ganzen Sa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Maria Ei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Suppan Da geb ich dir vollkommen recht...ich bin zwar geimpft,aber absolu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agegen,was da grad abgeht....es sollte jedem seine freie Entscheidung sein,und s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genseitig respektier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Klen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Suppan geht mir genaus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nne Jellasi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Suppan Was nicht ist kann ja noch werden, Deshalb -abstand zu Ihnen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iner Hans Dü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Suppan du bist nicht alleine geht mir auch so ich bleibe trotz allem ungeimpft waru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ollen wir uns impfen lassen um unsere Freiheit zurück zu bekommen ich dachte es geht 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Gesundh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fach nur lächerlich dieser Staat und Regier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ist m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Stampf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Suppan Das ist alles nicht mehr normal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bert Flotzinger Flotz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Suppan na dann geh doch mal Impfen schadet ni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Rank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Suppan mir geht es auch so, kann aber ganz gut leben dami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Vo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nne Jellasitz jepp abstand zu geimpft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Vo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bert Flotzinger Flotzi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Höf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Suppan wir auch bis heute gesund und sind bis heute sehr selten krank gewesen.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ama für die wie die Pest sehr sehr traurig müssen uns sozusagen beweisen das wir ges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d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4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ldegard Lang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Suppan ja das stimm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H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bert Flotzinger Flotzi wozu,wenn man trotzdem krank wird! die ungeimpften sollt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ich von den geimpften fernhalten,nicht umgekehrt! Die Ungeimpften passen meist mehr auf!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Vo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nne Jellasitz na scherz mir is egal ob wer geimpft is oda ned angst hab i nur vor got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d meiner fr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St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Suppan lasse dich impfen dann ist der Aussatz auch weg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Neurei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Suppan die sind ja alle irre in unserer Regierung. Die wollen nur jedem das Gif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tzen ....damit die uns alle im Griff haben. Krank werden sicher nur die geimpften,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 sind die doffen wieder.... Aso die ausssätzigen sagt man ja dazu. Ihnen einen schö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Wink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Suppan da hast leider recht solange wir diese scheissregierung hab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it Schiess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Supp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nn ich nur zu gu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Eg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Suppan ja das ist sehr Kran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Stellwa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Suppan Ja leider mir geht es auch so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on Havlik S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Neureiter Schwachsinn sondergleich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Frdl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5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Neureiter Das ist individuell manche werden krank trotz Impfung und manche oh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mpfung jeder soll selbst entscheiden was für ihm richtig ist. Die Zeit wird es letztendlich 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 ich mich richtig entschieden hab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oran Batinov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 wahnsinnig "wer hätte das gedacht" aber die "Impfung" ist ein Wunder der Technik, wi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önnte es bloß passieren!?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ene Dahm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oran Batinovic ist das daß Wund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youtu.be/eXoQOTLW8d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us TV: Interview mit Prof. Dr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Becker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oran Batinovic Was hat die Impfung mit Technik zu tu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oran Batinov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Beckers anscheinend bei dir ist die "Impfung" vom Gottes Hand entworfen worden,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icht von der Techn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raud Zank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ibts da nicht einen BK der gross angekündigt hat, das die Impfung das alleinige Heilmittel sei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 kommt vor als würde man durch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ung erst k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 Marx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gentlich schützt die Impfung nur vor einem schweren Verlauf....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gisbert Ern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6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raud Zankl Nicht nur der Herr BK sonder auch der LH von Stmk hat die gleich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in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nezana Nena Reiche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sind sicher von den Nichtgeimpften angesteckt worden 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er egal wie, irgendwie scheint die Impfung doch nicht zu schützen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inhard Ha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nezana Nena Reichelt wie können sie, wenn geimpft, von wem auch immer angesteck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erden?????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Ludw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nezana Nena Reichelt keiner hat je behauptet das diese impfung immunisiert. So wie be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 und Grippe verhindert diese lediglich einen schweren Verlauf. Derzeit eben bei r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,02% Sterbefä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Haf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Ludwig nicht direkt behauptet,aber die fleißig gesendeten Werbespots d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gierung vermitteln das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Schw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nezana Nena Reichelt Sie schütz insofern, daß die Krankheit garnicht oder in mild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 auftritt. Das ich wie bei den Kinderkrankheiten, alle wurden geimpft, a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uchtblattern und Masern haben sie trotzdem bekommen, eben in einer leichten Fo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nicht tötl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He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Hafner Das sagt die Mück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 Hau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Ludwig darum werden sie auch überall als Vollimmunisiert bezeichnet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Math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inhard Haas Ist diese Frage ernst gemeint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He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Schwann Zu dem Zeitpunkt wo sie jung waren,gab es die Impfung noch nich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7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Ludw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Hafner na sie interpretieren aber viel in diese Infos. Da ist kein einziges Wort d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mmunisier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Kaltenhau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inhard Haas der Artikel gibt die Antwor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grid Simit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nezana Nena Reichelt BLÖDSIN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e Geimpften können auch Überträger s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udi Spit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 gesunder Mensch steckt einen Geimpften an meingott seit ihr hoh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udi Spitz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Fischelmay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nezana Nena Reichelt die nicht geimpften sind sowieso gesund, wie kann man sich d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stecken. Müssen sie mir erklä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Schw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llo ich bin bereits im 20. Jahrhundert auf die Welt gekommen und war sehr wohl geg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sern und Feuchtblattern und mehr geimpf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lorian Ohnewi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nezana Nena Reichelt Grippeimpfung schützt auch nicht zu 100% also was soll da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anze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linde Luk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Heller und stellen sie sich vor trotzdem es zu dieser Zeit keine Impfung gab Leben wi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mmer noch 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8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Kami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na,ganz im gegenteil soga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He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Ludwig Dafon sprach die Mücke im Fehrnseh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nezana Nena Reiche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lorian Ohnewith Wieso lässt man sich dann impfen,wenn es nicht zu 100% schützt 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Helle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sanne Schwann Ich bin im19 Jahrhundert auf die Welt gekommen,da gab es sol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ung noch nicht,aber meine Kinder sind auch in der Pfeilgasse in die Schule gegan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wurden auch nicht geimpft,damals war das nicht üblich,es waren Kinderkrankhei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che bekommt man nur einmal und dann ist man für das ganze Leben geschüt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Schw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Heller du weisst aber schon, dass das 19 Jahrhundert mit 1899 zu Ende ging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nezana Nena Reiche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Schwann Sie wissen aber trotzdem schon,was Sie meint,oder 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lorian Ohnewi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e Impfung ist 100% das wird es im Leben nicht geb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a Bart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Heller stimmt nicht. Ich hatte Masern als Kind und mit 22 Jahren noch mal und d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ing es mir gar nicht g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Schw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nezana Nena Reichelt eigentlich nicht , ich bin Jahrgang 1948 und wurde gegen all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inderkrankheiten, sowie Mumps, TBC und Diphtherie geimpf. Für TBC gab es vorher ei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. Ab der Volksschule wurde immer in den Schulen geimpft. Auch i der Pfeilgas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He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Schwann Soll,ich auf den Blödsinn antworten,nein das im zu blö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H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nezana Nena Reichelt Sie sollten sich besser informieren!!!!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Andro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9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nezana Nena Reichelt wissen sie nicht, daß Geimpfte ein höheres Risiko haben, wieder a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rona zu erkranken und ansteckend sind. Erkundigen Sie sich über das Spikeprot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...Schauen Sie nach Israel, GB etc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Haw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nezana Nena Reichelt eine sehr intelligent antwor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Haw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Androsch die versteht das eh nicht.das ist verlorene liebesmü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win May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Schwann gratuliere zu deinem hohen Alt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Schw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win Mayr gut gehalten würde ich sa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, dass kommt sicher von den vielen Impfung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win May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Schwan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Schw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win Mayr ok, für mich wäre 1900 bereits das 20. Jahrhundert, aber bitte soll so sein . Weg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inem Jahr sollte man tolerant sein. Jedenfalls kann die gute Frau Heller nie im 19 Jahrhund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 die Welt gekommen se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Ko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Heller dann wären sie über 120 Jahre alt gute Frau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chen Jutz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Heller ....also 1800 irgendwas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0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la Neu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nezana Nena Reichelt hats noch nie... Da geht's um Dat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 Had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nezana Nena Reichelt Sie haben keine Ahnung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linde Luk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bin 77 Jahre alt und vertraue auf mein Immunsystem meine Hygiene und fühle m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delwohl und Gesund 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min Ben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linde Luksch und das ist auch die richtige Richtung, Eigenverantwort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iky Ma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linde Luksch genau so ist es wer einen gut funktionierenten Körper hat der brau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sen Mist nicht und das RKI ist auch nur von der Obrigkeit BEZAHLT auch nur Scherk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Hammer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iky Maik Natürlich, zuerst die Gehirnwäschen nachher kommt das Erwachen, es ist all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n großer Wirtschaftskrieg und die EU ist ist nichts andere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ita Budaio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linde Luksch Richtig!!!!!!!Brauchen nicht immunisier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ita Budaiov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dalena Elbev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linde Luksch GRATULIERE ihnen gnädig Frau!!Bin ganz und gar ihrer Meinung, mir ge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 genauso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linde Luk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dalena Elbev Dankeschön!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1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ita Budaio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ötze Dank ,mich geht es noch bis jetzt genaus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ita Budaio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linde Luksch Ich 65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iky Ma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bin mit solchen Verbrechen aufgewachsen in der DDR und musste ins Gefängnis weil 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ine andere Meinung hatte und das heute ist nichts anderes nur Schlim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Tafer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ole Sache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. Und weil sie geimpft sind, brauchen sie nicht mehr testen!!! Und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gimpften werden diskriminiert!!! Wer schützt jetzt wenn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thias H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wenn es zu viele ungeimpfte gibt die die geimpften anstecken ist das doch auch kein Wunder .. o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te.. gleich hab ich's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win May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Impfung schützt ja nicht gegen eine Infektion, sondern soll einen schweren Verlauf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hindern. Was ist da so schwer zu verste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Ko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win Mayr Wer's glaubt..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Witt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win Mayr schwerer Verlauf,,,bei jungen Menschen?Gar 12 jährigen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win May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Witting Trotzdem sollte sie nur einen schweren Verlauf verhindern. Infektiös bleibt ma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 weiterhin bei einer Ansteck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natürlich ist auch bei Kinder ein schwerer Ver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ög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2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a Wuk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hts neues,wenn man d.Wahrheit im Netz oder auch in Natura anspricht,wird man mi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liebsamen Betitelungen überhäuft,oder so hingestellt,wenn man aus d.Medizinec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mt,als plappere man nur ein Schundblatt nach.Ich habs aufgege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ene Dahm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a Wukits https://youtu.be/eXoQOTLW8d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us TV: Interview mit Prof. Dr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hat auch niemand gesagt, dass man als Geimpfte/r sich nicht anstecken und auch nic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e anstecken kann. Die Impfung schützt aber vor einem schweren Krankheitsverlauf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talsaufenthalt. Zudem wäre interessant zu wissen, ob diese angesteckten Niederösterre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 vollimunisiert sind oder zB nur 1 x geimpft (Ausnahme natürlich Johnsen &amp; Johnsen, w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 nur 1 x geimpft wird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Schneider DAS wissen die nichtgeimpften SEHR WOHL nur die geimpf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weigern diese einsicht, !!!!!!!! appropo was ist beim glauben das höchste, weil es zäh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 keine fakten somder nur noch der glaube ups der halbgla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ha H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Schneider om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Bogicev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Schneider wo sind die Fakten und Beweise für die Behauptung dass nur Geimpft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einen schweren Verlauf haben? Wer sagt, dass man sich überhaupt infiziert und wievie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rken es gar nich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tta Wohlfah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Schneider Eine Impfung ist aber dafür da, dass man erst gar nicht angesteck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den kan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chard Vie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Schneider was bedeutet "voll immunisiert?"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3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lga Elfriede Köh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tta Wohlfahrt man kann doch angesteckt werden auch mit Impfung. Aber man ha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blich nur einen leichten Krankheitsver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Luk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Schneider schützt leider auch nicht vor Spitalsaufenthal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Stampf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Schneider Themaverfehlung ...... oben ersten Eintrag lesen, da wird das sehr woh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ernein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Stampf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tta Wohlfahrt Sollte vielleicht so sein - ist es aber nicht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Haid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Schneider mal genau les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Haid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chard Viera volles Risiko einen Impfschaden zu erlan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Haid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tta Wohlfahrt wirklich, sagt das auch Sebastian Kurz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H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Schneider die meisten sind zweimal geimpft mit Pfizer! Wurde auch in den Nachrich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ut gesag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H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Haidner so ist es,aber es wird immer behauptet dass die Impfung schütz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4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Impfung schützt nicht vor Infektion sondern vor schweren Verläufen, das soll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zwischen jedes Kind behirnt ha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Geri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Auch das ist nicht sicher, ob sie vor schweren Verläufen schützt, denn je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sch hat sein eigenes Immunsy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Tyraj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wer sagt dass jemand ohne Impfung einen schweren Verlauf hat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ben Sie es behirnt,es wird einem eingeredet die Impfung schütze vor einem schw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auf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minik Büch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60% der Corona Hospitalisierten in GB sind doppelt Geimpf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midauer Hann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die geimpften sterben trotzdem an der Infektion! Alles andere ist geloge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Eu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das ändert ja nichts an der Tatsache das es nie ein Ende haben wird u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as wir lernen müssen damit zu leben weiß bereits auch jedes Ki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anka Star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und du musst behirnen, das leider, auch geimpfte versterben. Siehe Engla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d Israe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ith Weiß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, in Brandenburg gabs 16 Tote sie waren doppelt geimpft und sind an d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lta Variante gestor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ᛊᛟᛖᚱᛖᚾ ᚺᛟᛗᛒᛖᚱ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o Petrovic wie die meisten Impfungen hal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Pött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Ja wir habens gecheckt....und Herr Gudenus soll sich bitte s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 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5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unsicherungen schenken ..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U. Conny Dunk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minik Büchler Altersschnitt auch dazu schreib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U. Conny Dunk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minik Büchler aber ja stimmt sehr tragis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Lam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und auch nicht vor Ansteckung für andere !!! Aber Hauptsache de geimpf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ürfen überall rein !!! Und das ist der Wahnsinn, Verrückthei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..... das sollten die geimpften auch behirnen 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Tyraj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Pöttler ,wo ist die Verunsicherung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cher ist,dass die Impfung wenig bis nix bewirk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 St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da müsste meine freundin noch leben sie hatte beide Impfungen u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ach landete sie in der intensive ca 2monate hatte so stark das corona bekom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sie nicht überlebt hat dann sag du nicht das ihr praktisch vor schweren verläu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chützt sind der nächste was gestorben is in ein 15jähigen jun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hard Wilf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das lässt sich aber mit keinen seriösen Zahlen belegen, da hospitalisiert is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erer Verlauf, in Israel sind 60 % der hospitalisierte voll geimpft, ähnlich in G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Pött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der bist du Gott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 Schwestk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und nicht einmal das ist sich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e Ried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midauer Hannes so ist 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gendwann anstecken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..und ja viel testen gehen damit sich die gesunden auc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midauer Hann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kann lesen, du scheinbar nicht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6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lorian Schä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und warum liegt der schwere verlauf bei ungimpften bei 1,5% prozent u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i geimpften bei 4,5%pro 100.000 pers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Holz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Pöttler ,googeln und sich möglichst viel informieren könnte mitunter helfen,völli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eiunabhängig,man muß Gudenus nicht mögen,aber leider stimmt ,was er schreib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Manolis Hofma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alleine des ist schon moi a Haupttreffer wann ich nimmer in aner Intensiv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iege oder gar am Friedhof ..oder ...???Als ungeimpfter warscheinlich sicha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Garher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klar, nur wer es glaubt, der ist halt selber schuld, oder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e Ried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Manolis Hofmair das wird allen eingeredet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r Haupttreffer ist " ungeimpft"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ul Jä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ach und Sie wissen das toll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Enzen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Kinder haben keine schweren Verläufe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so impfen gegen schwere Verläufe obwohl es keine schweren Verläufe gib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 können ja vorbeugend eine Chemotherapie machen, wird nichts nützen, ist a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auso sinnvoll wie das impfen von Kinder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i Corazó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ja „wahrscheinlich sicher“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y Lack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dan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noch nicht bis zum letzten vorgedrungen diese inf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Löw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ja, das sind auch die Leute, die vermutlich glauben, dass wenn sie di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impfung haben, nicht mehr von Zecken gebissen 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y Lack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ith Weiß Durchschnittsalter 95 oder wie ?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7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y Lack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Enzenhofer das nennt sich Langzeit covid und ja da gibt es auch lebenslan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mplik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raud Simone Kovatc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 Str jetzt wollen sie eine dritte Impfung dazu, eine Auffrischung..ohne mich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Mic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dieses Medikament ist noch mindestens 1Jahr in einer Studie also Gegenfrag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her wissen die das es ein milderer Verlauf ist. Ja alle was geimpft sind spielen mit! Kö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 mir erklären weshalb das den Bürgern vorenthalten wird, meine Meinung ist das es oft genu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wähnt wird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 St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raud Simone Kovatcz Nein danke ich bin auch ohne test und Impfung gesund und will 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iben wenn ich es wissen will mach ich es bei der Blutabnahme und fert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Pött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 Str Geh hört doch auf euch mit solchen Schreckensmeldungen von der Impfung zu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ücken .....ihr werdet euch noch g e rn e impfen lassen ...wetten 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Ler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...dann hast du sicher schon "Beides", also einmal vor und einmal nach 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gemacht, weil du es "behirnen" kannst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 St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Pöttler ich sicher nicht ich hatte noch nie eine Impfung und das bleibt auch s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Fuch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die Kinder vielleich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na Gr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und woher haben sie diese Inf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witha Hof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Warum sterben dann Menschen sicher an Vorerkrankung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 St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Pöttler ich bin nur froh das von meiner besten Freundin die Mutter alles schriftl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at sie haben sie ja net ins Grab getan wir schon sie hat 2kinder hinterlassen mit 3und4jah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 das a hetz für sie oda w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8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vo Sedić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er sagt das .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h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Burian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https://de.rt.com/asien/121241-singapur-drei-viertel-der-positiv-getesteten-sindgeimpft/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apur: Drei Viertel der positiv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.r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vo Sedić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ith Weiß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ber ohne schwere Verläuf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er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chvile-Heller E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Quelle?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Klen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das weiss keiner..schwere Verläufe gibt es schon recht viele..trotz 2fa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mpf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Bettina Wohlgenann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Was nützt das, wenn die Menschen, die sich impfen lassen, der Reih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ch Tage lang auf der Schnauze liegen mit Coronasymptomen, vielleicht schlimmer,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sie es auf natürliche Art und Weise bekommen hätt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i Heim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ith Weiß na das ist doch der beste Beweis das man trotz Impfung an ein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onamutation sterben kann, warum hat man sich dann überhaupt impfen lassen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A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Das mag so sein, nur hat den geimpften scheinbar niemand gesagt, das s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gentlich die gefährlichsten spreader sind. Denn sie werden nicht mehr getestet, ausser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öre ich andauernd wenn sie sich an keinerlei Regeln halten, " ich bin eh schon 2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impft"!! Die getesteten sind die sichersten für alle Menschen, zumindest la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ierungspropaganda, denn der PCR Test is ja sooo super und kann alles. Was zwar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stimmt, aber bitte! Machts jeder was ihr für richtig haltet und lassts die anderen in Ruh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ingt nicht auf den Hetzerzug der Regierung auf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i Heim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9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Enzenhofer genau, wenn man an einer Coronamutation stirbt, ist die These mi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 schweren Verläufen auch widerlegt, dann stellt sich doch die Frage, warum man s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n überhaupt impfen läs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ttfried Per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Geimpfte sollten sich vorm Restaurant und Lokalbesuch auch testen lass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öchte nicht als nichtinfizierter Getesteter von einem infizierten Geimpften angesteck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Ludw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Eugl Frau eugl wieso jammern sie jetzt an dieser Sache. Was ist mi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eckenimpfung oder Kinderlähmung ja und Tetanus das sind Impfungen die begleiten u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ganze Leben. Ins Spital mit wunde erste frage "tetanus " als Antwort keine Ahn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bum schon eine erhal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Ludw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ich finde es wirklich erschütternd wie Menschen begriffsturzig sein können 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ll ja nicht schreiben wie depp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Höf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Wer sagt das..... Leichten Verlauf dir Experten.....due wissen a Dreck wie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ftspritzen san sonst nix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ith Weiß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i Heimert ,das frage ich mich auch 639 waren es insgesamt und etliche mussten in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ankenhaus. Und alle waren sie geimpft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ith Weiß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vo Sedić , natürlich nicht und natürlich wird es auch wieder heißen das die ja all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rerkrankungen hat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Paß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hat dir wer erzählt....?????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vo Sedić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i Heimer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0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é Hil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gibt es dafür eine Statistik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fred De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Ja, das wird gesagt! Und wo ist der Beweis und die Studie darüber?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fung wirkt also auch schon gegen jegliche Mutante? Phänomenal! Ich frage ja nur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é Hil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Enzenhofer das erinnert mich ein wenig an das Finanzam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atte 2020 erstm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 wenig gewinn mit Aktien, darauf bekam ich eine Vorschreibung für 2021 und sollte 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uervorauszahlung leis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ür einen möglichen Gewi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wird immer verrück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 Mei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genau außer die Regierung und die Experten!!! Die machen noch imm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erbung das man sich Impfen lassen soll damit man auch andere schüt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er wie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oma besuchen da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vo Sedić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ith Weiß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n Gottseidank gesund, und das will ich auch bleib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nn jeder machen was will , mir ega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mache da nicht mit, von Anfang an ni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 gleich gesagt Plandemi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ge keine Maske, noch nie getestet und imp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de auch ni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lasse ich merkel, die muss man schützen ist Risiko Grupp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öne Abend noch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 freundlichen Grüßen .. Klardenk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ate Re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woher will man das so genau wissen ?Kann nur jemand feststellen 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ona schon vor dieser Impfung hatt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ctor Ten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woher weißt du das??? Kein schweren Verlauf… ein Impfung soll ge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des Verlauf schützen!!! Aber es gibt noch kein Impfung!!! Was jetzt gibt ist eine genetis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handlung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das ganze aggressive Werbung in die Politik und massmedia ist komisch genug!!!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mal Coca-Cola hat so ein Werbung!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Bogicev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in welcher Studie ist diese Behauptung publiziert? Es gibt auch nicht Geimpft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e gar nichts bemer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1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li Hatt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Eugl so ist es und nicht anderes, nun die müssen die bestellen Impfungen verwend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evor die auslaufen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lvia Zin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und Geimpfte können auch ansteckend sein. Darum verstehe ich nicht waru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e ohne Test überall rein dürf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ate Kuld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Manolis Hofmair auch Du musst mal ins Gras beissen, oder glaubst Du bist jetz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sterb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ith Weiß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vo Sedić ,wahre Wort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dalena Elbev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vo Sedić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Pie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Petrovic Das ist Ihre Meinun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Horn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ir zwei sind nicht geimpft und gesund dabei haben wir Glück denn die geimpf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önnen uns nichtmehr anste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Stampf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Hornik Stimmt nicht, Geimpfte können sich selbst anstecken und auch andere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chvile-Heller Ev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ann Hornik nein die sterben frü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2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Sor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er wir als geimpfte können in den Urlaub fliegen und ihr ni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ly Ma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Horn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 und wir fliegen nie!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mmer Urlaub in deutschen Lan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Horn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ly Mal habe nichts vom fliegen geschrieb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ene Dahm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Hornik doch das können die,also Abstand von geimpften halten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Leitge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Sorg falsch Ich kann auch ohne Impfung flieg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ch nicht endlich mal ruhe und ausschla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die Quarantäne stört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Sor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Leitgeb Du kannst über die Stiege fliegen aber mehr ni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a Strasseg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meine das ist sie scho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Stampf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Sorg Will ich das? Habs zu Hause so schön 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Stampf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Sorg Aufpassen - Thrombose-Gefahr!!!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Leitge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Sorg 12.8 Hurghad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flieg selbst über die stie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Höf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zlich willkommen in der neuen alten Lebensweise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ter impfen den Gift cockta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det ihr munter oder geht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ith Fers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st ausschließlich Leute mit gravierenden Vorerkrankungen.......immer kompletten Texten genau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en nicht heute mir Schlagzeilen verunsich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 Urs St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jemand #mussmanwissen unironisch verwende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2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2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a Ber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bringt dann die impfung rein gar nicht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Balgaranof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stellt sich mir die Frage waren die ein zweites mal geimpft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Malle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haben wir doch schon vorhergeseh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Müll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 zu erwar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Bind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 Bravo, da macht ja die Impferei richtig Sin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minik Wagn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4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minik Wagn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Manolis Hofma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hr Irres Posting!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Lipper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na Ciobotaru-Brai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Lipper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Lippert Sie sagen 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nder Framd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daher werden sie auch nur leichte Verläufe haben. Darum ging es auch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 das zu checken, reichen offenbar nicht einmal mehr als 1 1/2 Jahr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chvile-Heller E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nder Framden und wieviele sind in den 1,5 Jahren verstorben??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nder Framd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chvile-Heller Eva wenn du das nicht heraus findest, dann erübrigt sich jede Diskussion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e Mortalität, liegt bei knapp 2 % der Infiziert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5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ena Wugiba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 sowas…. Aber net voll geimpfte…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Kar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uhigungspillen für alle Nichtgeimpften 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Preis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kennt sich keiner mehr au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a Visenj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wurde aber voraus gesag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spina Justrabea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es klar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 A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sowas...dachte die Geimpften sind nun geschütz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her Stift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 Amore Dann hast du nicht aufgepass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 A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her Stiftinger anhand der Smileys siehst, dass es ironisch von mir gemeint wa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6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her Stift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 Amore Oh. Hab meine Smileys vergess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Pien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dann impf Ma Mal weit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bastian Buem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st infiziert sich ja fast keiner meh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Gatt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ch 110% Durchimpfung und 7-10 Auffrischungen ist Corona besiegt. Oder doch nicht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cedes Eine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ja unsere Regierung bestehend aus ....... weiß das nicht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Haid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sagt den unser Bundeskanzler?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Zechmeis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per Sache, diese Impf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ul Madri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 des y pselon Viru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lyn Dumpit Nakowi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M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 think Corona has no end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Bruggra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 ne Herr Gudenus ich bin nicht geimpft, aber auch nicht infiziert..... Und jetzt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ate Sem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7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bert Grass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gendwie kann man das nicht begreifen...Vor Jahren hatten wir das Thema mit Gen-manipulier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 Anbau. Da war die Empörung enorm Lebensmittel Gen-manipuliert.wurde ein riesen Aufsta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macht in Österreich. (Mit recht)..Aber Gen-manipulierten impfstoff noch dazu sehr wen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forscht lassen sie sich spritzen. Wo ist hier die Log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i Heim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bert Grassl das ist ja der Widerspruch, genmanipulierte Nahrung finden die Leu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rchtbar, aber ein genmanipulierter Impfstoff mit Notzulassung ist o.k. , eine seltsame Log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Klen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bert Grassl frag ich mich au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ene Dahm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bert Grassl https://youtu.be/eXoQOTLW8dY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ervus TV: Interview mit Prof. Dr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rolin Bin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bert Grassl stimm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rnelia Losinieck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8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Kunigu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rlie Vapor Vie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rlie Vapor Vie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bert Behr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ja nur gut, dass die Geimpften ihre Freiheiten genießen dürfen. So werden sie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spreader. Man sollte die Geimpften auch äußerlich kenntlich machen, damit man sich v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9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hnen schützen k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Klen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bert Behrmann gute Idee...und welche Freiheit die haben?..ich wüsste kei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bert Behr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Klenner , zum Beispiel dürfen sie Veranstaltungen besuchen, in die Gastro oh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est und die Urlaubsrückkehrer sind auch von der Quarantäne ausgeschlos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Klen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bert Behrmann muss ich alles nicht haben..und Mut quarantäne stimmt nicht ..ein paa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änder haben das sch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Andro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bert Behrmann noch,!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rlie Vapor Vie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ttfried Per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impfte sollten sich vorm Restaurant und Lokalbesuch auch testen lassen. Möchte nicht al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ichtinfizierter Getesteter von einem infizierten Geimpften angesteckt 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olf Rozbori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es geplant jetzt kommt die testpflicht für alle meine Meinung jagt die verbrecher dav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östler Marku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hilft nur noch die 3 und 4 Spritz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0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ene Dahm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östler Markus dann geht es schneller, und die Menschheit reduziert s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es Krä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die Sprache, für verbloedete Deutsche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bert Behrman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Mötz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je Bermejo Rich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was für Diskussionen ... die meisten Geimpften wissen noch nicht einmal was sie sich hab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tzen lassen ... mRNA und Vektor Impfstoffe haben nichts mit den herkömmli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bendimpfstoff oder Totimpfstoff zu tun und wirken natürlich auch anders im Körper ... aber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essiert niemanden ... Aber dann beim Kindergeburtstag sich die Zutatenliste vom Ku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gen lassen wegen Unerträglichkeiten ... das ist genau mein Hum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Haw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je Bermejo Richter das ist ihnen auch egal.hauptsache gespritz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Holz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je Bermejo Richter ,Danke! Freu mich,dass es doch noch Menschen gibt,die selb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k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1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je Bermejo Rich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Holzinger ... ja lesen und verstehen können , keiner den ich kenne hat s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ormiert was da drin ist ... kei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je Bermejo Rich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Hawle ...das ist doch verrückt ...die sind von RTL Ntv und wie die alle heiß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hirgewaschen worden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Holz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ch,kenne schon einige und wenn man das weiß,läuft man sowieso so schnell es ge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on. Ganz vereinfacht gesagt: Bei genveränderten Lebensmitteln auf die Barrika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igen,aber sich das Zeug mit Begeisterung spritzen lassen....unverständlich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ssy Höf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je Bermejo Rich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senger S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 der Urlauber wird der ganze Mist nie aufhören, und Geimpfte sind eben das größte Proble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er Petra Strei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sollte man die giftige Impfung hinterfragen ob sie einen Sinn ergib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landa Mess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gibt sich ja vo selbst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ois Roga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olf Bert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… mit dem Vorteil: Geimpfte überleben ohne Intensivstation und COVID-Langfolgen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Schubernig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2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wurde aber immer gesagt, dass Impfung nicht zu 100% schützt und eine Infektion möglich ist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glich wäre ob diese Symptome ha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melia Leonte Sinan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Winkelnkemp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SICHERHEITSABSTAND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iner Ewa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diesem, dem Klopapier verwandten Blatt glaubt , der glaubt auch das Zitronenfalter, Zitron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ten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bhard Waller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as sollte man daraus lernen?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her Kosch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heiß das geimpfte uns ungeimpfte anstecken werden...also meiden wir die geimpften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ich mit einer Scheinpandemie an der nicht mal 2% erkranken und weniger als 0,2% schwer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n 50% zum Impfen bringe, waren die Regierung aufgrund der Naivität von 50% eigentlich se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folgre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zt sucht man verzweifelt mehr, wird aber durch viele kluge Bürger die es ja auch noch gib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ierig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gen A. Schol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in allen Ländern wo viel geimpft wurde steigen die Zahlen der Infizierten! Ob Seychellen, Indien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rael, Deutschland oder Österreich! Viel Spass bei Lockdown 4 &amp; 5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Regierungen lassen uns nimmer aus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k unserem Hrn. Ludwig müssen auch schon die 6 jährigen zur Nadel greifen! Dann geht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tecken noch besser! Bin schon neugierig auf die Schadensverhandlungen der Zukunf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er Nemec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is doch eh klar, die ham sich ja selbst infizieren lassen. Wie dumm san die Leut nur geword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Si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ht alle schön impf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3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bert Mitterhau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ld stinkt net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Smaka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wachsinn!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Salz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üssen ja nicht testen geh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vin Gaig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t auch niemand behauptet, dass man sich nach der Impfung nicht noch infizieren kann.. Es ge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 den Verlauf der Krankheit, der dadurch gelindert wird. Aber so wie ich das Klientel hier kenne, wi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hnen das eh egal sein, solange sie wo dagegen sein können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e Boucha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l sie glauben sie sind immunisier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Neu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abe nichts anderes erwartet ! Mal ehrlich, was weiß die Wissenschaft denn über die Coron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ankheit ? NICHTs, ABER ABSOLUT NICHTS !! Auch wenn meine Frau am Corona Virus starb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ändert das nichts an meiner Meinung 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mo Manzenrei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f diese Weise einer unsinnigen Impfung durch die Weisung der Regierung sind wir auch in d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ächsten Jahren versklavt, die Virus Varianten werden sich anpas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Klad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ja logisch. Denn die Geimpften können ja machen was sie wollen. Dass es ein 100% ig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chutz ist hat auch niemand behauptet. Aber die Maßnahmen die uns die Politiker vorschreib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sen das die Menschen glauben. Ein Geimpfter dürfte ohne Test, auch nichts machen. Aber ja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mutlich arbeiten unsere Politiker auf den nächsten Lockdown h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Siebenei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ll Gates will es so.Schliesslich schneidet dieser Typ pro Impfung mi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inna Schindleg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 traun sich aber was!!!! Hut ab!!!! Aber bestimmt glaubt des sowieso wieder keiner, l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elin Goll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per Impf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4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Kach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nd das jetzt diese unzuverlässige schnelltest bei denen 80% der "positiv" angezeigten gar ni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ziert oder gar infektiös sind!? und/oder ist der Schutz der diversen impstoffe nicht ansatzweise 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ffektiv wie allgemein kolporti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no Bor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l drüber nachdenk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Poldle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no Bormann …sind als fake news bereits enttarnt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Poldle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el Spass bei der Recherche…!!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i Rump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SCHWÖR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lïver Rośśer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lian Tremetzberg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tta Fal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jetzt 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ith Fran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der ist für seine Gesundheit selbst verantwortlich, so sollte sich auch die Regierung verhalt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mor Stei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 ble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5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Fratz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hat gesagt das man sich nicht mehr infiziert wenn man geimpft ist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 Pölla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muss man sich auf der Zunge zergehen lasse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win Oberkof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wozu soll man sich dann noch impfen lassen ? Ich hatte eh schon immer das Gefühl, das dies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ferei nichts taugt, und eher gefährlich ist 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Wink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ganze impfen ist ein sinnloser beschis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liese Ed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ab meine Freiheit mit Tests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s gift können sich die Politiker und freiwilligen spritzen lass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dem seine ENTSCHEID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hias La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chkräfte...End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Wai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so hört man im ORF nix davon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eline Mocha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rian Läng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ist aber auch so das ein Geimpfter zu ca, 80% nicht weiß das er den virus hat, ( ist aber trozte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ositiv)weil er nicht krank wird, kann aber gaanz leicht unbemerkt den Virus an einen nicht Geimpf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tergeben!! Gruß Adri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St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57% sind nicht geimpft, so diese Zahlen stimm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rnelia Losinieck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t jemand was anderes erwartet?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6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rian Läng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hr seid ja witzig! Glaubt jemand das die Impfung so ne art unsichbare Mauer auf der Haut gebilde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, und der virus nicht durchkommt?? Wichtig ist wie schlimm der Verlauf der Krankheit ist!! M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lte schaun wenn 50 nicht Geimpfte die Krankheit haben , / und 50 Geimpfte die Krankheit haben 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 wem der verlauf schlimmer ist!! Die Impfung ist nicht damit man den Virus nicht bekommt,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ung ist damit der Virus im Körper keinen schweren verlauf auslöst und man nicht ins Spital muss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ß Adri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a Wuk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RIAN LÄNG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h da schau her,der Herr denkt nach,vor geraumer Zeit sah das noch ganz anders aus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S GILT DIE UNSCHULDSVERMUT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na Schoep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weiß wirklich ob die Zahl stimmt,,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e Dietr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gaaaa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 Sarah Chicc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interessan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Mar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bravo, super! Da muß ich mich sofort impfen lassen, sonst bin ich da nicht dabei ! Der ganz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male Wahnsinn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 Impfung über 90% geschützt, wer glaubt noch ?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rdinand Rothene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um bringt das der Propaganda Sender ORF nicht??? Weil es die Wahrheit ist und die könn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 nicht Verbreiten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e Mim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hilft und schützt wirklich gut.......die restlichen Prozente wurden von denen angesteck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7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Lange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wachsin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nda Thau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 dufte von meiner Facebookseite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nda Thau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breitet nicht so einen Schmarr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on Schw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wo ist da der sinn sich Impfen zulassen ,diese Regierung will nur seine Impfdosen we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ngen,und so muss man sich Impfen lassen ,aber das Volk weiss warum nicht Impfen ,siehe Nö. 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d ja mehr die sich nicht Impfen lassen besser dran, denn diesen Menschen wissen zu 100%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hr Immunsystem im takt ist ,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ert Schmi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gesagt die sind gefährlicher wie Leute die nach wie vor testen gehen … da sieht man mal wie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nlos die Impfung nicht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Tru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ol, oder...ohne "Impfung" hätten wir höchstwahrscheinlich keine "Infizierten"...das Spiel geht weit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Bierbau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per ,deswegen lasse ich mich nicht impf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Wi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war jetzt klar das dieser Artikel von der FPÖ gepostet wird.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drun Tischha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pper und für was soll man sich dann impfen lassen verstehe ich nicht 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Die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er 57% nicht geimpfte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8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ti Wi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lle Impfung wirkt wunderbar man wird trotzdem krank den einzigen Grund den diese Impfung ha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le Menschen verdienen viel Geld damit mit Gesundheit hat die Impfung nichts zu t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Keppl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kann auch das entweder Impfen oder Anstecken nicht stimmen ! Was ja von Drosten oder Kurz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ehauptet wurde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ılan Deris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m wem wird Heute bezahlt? Diese Zeitung ist dazu da damit Obdachlose sich in der Käl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decken kö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a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jeder glaubt noch immer daran unsterblich zu sein wenn ma sich impfen läss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ll soll,und jeder der ned will soll damit in Ruhe gelassen we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der der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olf Terna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gefährlichen sind die Geimpften ! Es gibt keine einzige lebensfähige, isolierte und gereinig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be von Covid-19 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iky Ma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ja eigenartig ich lebe seit 55 Jahren mit diesem Virus und komme Tag Täglich mit hunder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Menschen in Kontakt weil es mein Beruf erfordert diese Pandemie gibt es schon ziem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ge für mich schon zu lange ich bin nicht Geimpft und bin kern Gesund ich glaube wer so vi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st absichtlich in unserem Land schürt der will auch absichtlich nichts Gutes für uns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völkerung der führt was böses im Schil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Goritsch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Mensch in seinem Wah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Kum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ß jeder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wegen sollten auch geimpfte darauf achten niemanden anzustecke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iglich der Verlauf bei geimpfte ist für 90% mild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von Ansteckung bzw. keiner Übertragung war ja nie die Rede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Verwunderung verstehe ich jetzt nicht 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 fäl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 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9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Haj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Kumhofer weil viele geimpfte der Meinung sind das sie immun sind und praktisch dur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e Impfung niemanden anstecken kö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Kum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Haje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rglaube 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rich Schmein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Kumhofer.... Korrekt, und deswegen gibt es in den Krankenhäuser kaum no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ronafä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Kum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rich Schmein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m Glück - weil der Verkauf bei Geimpfte milder ist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h hoffe das ist auch bei der Delta so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Haj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Kumhofer tja sah das denjenigen, ich habs aufgegeb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Strusk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e wichtige Informatio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Ho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Wissen mittlerweile schon viele das die impfungen zu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nd, und Corona nur ein Vorwand ist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Ker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möchte nicht einmal ein Blut von einen geimpften 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 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pp Pob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 die große F...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pp Pob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haha!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 fäl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0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Wi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 Utn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ina Pomm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ois Fahrlei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große bildungsresistente Masse ist dankbar, dass ihnen von der Politik und den politikhörigen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l gekauften Medien, das Denken abgenommen wir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kann die Propaganda, hinter der ein weltumspannendes, millionenschweres Netzwerk steck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 fruchtbaren Hohlraum in der Birne fall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Regierungen weltweit, mit ein paar Ausnahmen, sind willfährige Helfer dieser Propaganda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man begreift, dass es in dieser Pandemie nicht um Gesundheit, sondern um viel, viel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ermesslich viel Geld geht, versteht man das politische Gezerre um diese Impf- und Testhysteri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das zu begreifen ist die große Masse nicht fähi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Mindfucking leistet hervorragende Arbeit, Diejenigen im Hintergrund, die Regie auf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ltbühne führen, treten nicht vor den Vorha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wie im Theater: die Menschen applaudieren ihren Idolen auf der Bühne, begreifen aber nich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s sie selber die Hauptrolle spielen. Man darf es ihnen nicht übel nehmen, es wird von ihnen 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ang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a L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ate Kunst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sollten ja die Nichtgeimpften vor den Geimpften angst hab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Rö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steh ich das richtig ?: Johann Gudenus zitiert “Heute“ um irgendwelche Zahlen zu verifizieren? I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ns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 Ker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tascha Klodner ....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Oliver Horva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fi Eule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Pa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1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schi Beck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d so sieht das im Test aus: Person 2x mit Pfizer geimpf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 heller die T-Linie desto mehr neutralisierende Antikörper im Blu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obigem Fall Farbskala 4, also mittelmäßiger Schutz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Das ist ein NAb Test, neutralizing antibodies, kein IgM/IgG Antikörper Test)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er Friedr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war zu erwart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ollimunisierung gibt es ni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geimpften müssen nicht mehr testen ge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 entstehen die meisten Spreed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wird leider noch schlimmer kom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 kann sich nur mit Abstand halten, Hände immer reinigen und Kontakt zu ( unbekannte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weit möglich ist einhal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Matlasch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h kla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ährend wir immer wieder eine neue sau durchs dorf jagen, bringen die herrrschaften ihr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AT RESET in pla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ldegard Weibo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msonst das Gift gespritz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udi Spit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l.facebook.com/l.php?u=https%3A%2F%2Fpolitikstube.com%2Fdr-hoffe-mrna-impfs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e-werden-die-meisten-menschen-durch-herzinsuffizienz-toeten%2F&amp;h=AT04hZ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6FNFXB8s2_WsON34qbkwwyFmbAn4tfkVsD5q5XuhgalXxG54zZTs0UwQNU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_kg6ObgSRcwo6s9lBE7W89fuKbvcaJFGh3mMP_kVpN-wqTUhRDdPWLBa_ZWxqCIW&amp;s=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. Hoffe: mRNA-Impfstoffe "werden di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itiks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2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Schwei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viele sind Grippe geimpft und bekommen sie jährlich, allerdings schwächer, oder sonstiges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ht Leute, man kann sich bei so viel Verblödung nur mehr ans Hirn greif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Pie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Schweiger Bitte machen Sie das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Schwei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cht Leute , ihr seid idioten , man kann sich mit jeder Impfung NEU anstecken, jedoch i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entlich abgeschwächter Form. Hat man schon als Kind bekommen gesagt, aber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wachsener scheinen plötzlich alle zu verblöden. Naja, wer will soll impfen und die anderen e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, aber haltet endlich mal euer Plappermaul . Sorry, ist normalerweise nicht mein Schreibstil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anscheinend gehts nicht mehr anders, leid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Pie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Schweiger Wär sagt ihnen das das das in abgeschwächter Form von Statten ge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ur Info Niema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 Marx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ist so interessant daran,es war immer klar : 1 . man kann angesteckt werden 2.man kan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stecken.Der Verlauf soll nicht so schwer sein...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ke Moor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trotzdem laufen die Massen der gefährlichen Manipulation hinterher. Es ist, als ob i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iegsgebiet in dem nur ein paar vereinzelte Bodentruppen unterwegs sind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aten würde sich nur noch im luftdichten Atomschutzbunker aufzuhalten, wo die Erstickungsgef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r größer ist, als von einzelnen Kriegern gefunden zu 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Ma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hetzer; mit einem Haufen Dreck am Stecken !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i Nöb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++auch die grippeimpfung hat noch nie vor ansteckung geschützt ++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Manolis Hofma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i Nöbel aber die auftretenden Schäden vermindert!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3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i Nöbel aber die auftretenden Schäden vermindert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i Nöb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i Nöb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++das ist das ziel++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ti Reis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ja, vielleicht checkt die Mücke jetzt auch einmal das nicht nur Ungeimpfte getestet werd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oll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Kö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hnsinn in meiner Firma müssen sich ab September alle ungimpfenden testen lassen u di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eimpften nicht wo ist da die Logik wenn sich alle anstecken können wer kann mir das logi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ntworten bit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Haw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Köck das soll einer versteh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ncent Richar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Köck alles an dieser Pandemie hat 0 Logi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Zehen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 nur de Gripp auber hetz Hoasts jo Koron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Höf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per Impf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4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 Scher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s glaubt, wird selig !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Haw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 Scherz würd ich auch sagen,wenn ich geimpft wär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 Scher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DU machst, ist mir völlig egal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eline Sunt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m Gotts Will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scha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os bringt donn diese Impfu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in gor nix wohrscheinlich, so wies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rmin Kapunk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eline Suntinger richti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ugenie Neumay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ugenie Neuma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ine Sach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Maria Ei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eber Himmel...viel Lärm um nichts.....ungeimpfte haben Angst vor geimpften natürlich kan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n geimpfter das Virus weitergeben,ist bei der Grippeimpfung auch nicht anders.Aber 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onen hier so viele ihr 'tolles' Immunsystem,haben aber gleichzeitig Angst vor Ansteck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,wenn ihr doch so ein starkes Immunsystem habt,dann kann euch doch theoretisch nich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eren....oder doch??Hmm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Klen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Maria Eicher genau..ich hab auch keine Angst wovor den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5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ate Refre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 ist denn der Selbstschutz.. der eigentliche Grund für die Impfun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Bä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Gramelt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Mare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und 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olf H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ganze Impfwahnsinn bringt nicht's! 50% sind jetzt doppelt geimpft und 40% infizier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trid Schwab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hr glaubts a alles wo's geschrieben wi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0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0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Ma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 und die anderen in den Teststraßen angesteck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ry Bucha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elle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Pirkl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a Pech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Brun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hat ja geheissen im Impfstoff ist dieser Virus und wird bewusst dadurch verbreitet. Wan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cht das Volk endlich au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 Enzen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teressant dieser Beitra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6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ni Reich von Buchweiz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einer hier ist kein politiker mehr und hat eigentlich keine relevanz mehr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ate Eng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hat nie geheißen,mit Impfung kann man sich nicht infizieren! Aber die Impfung schützt v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ren Verläuf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ich Albrech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er geht es auch um den Faktor Eigenverantwortung, Stichwort: Party. Diese Impfung ist au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in 100%iger Schutz, auch ein Sicherheitsgurt ist kein 100%iger Schutz, aber oft hilft 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Felb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foch nur Gei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a Dietz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owieso schwachsi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Pich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bert Flotzinger Flotz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ute gehts impfen nur so können wir Corona besieg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Klen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bert Flotzinger Flotzi sehr naiv....das zu glaub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bert Flotzinger Flotz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Klenner https://pandemieende.at/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andemieende Österre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demieende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ate Wurz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7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sagt kein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Rank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Reiserückkehr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Reind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äuft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Ludw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auch wenn sie es noch hundert Mal posten. Es entspricht ihrem Niveau. Sie dürften si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ht nur anstellen sie dürften wirklich irgendwo stecken geblieben sein. Aber nochmals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fachen Worten. Diese impfung ist wie eine zecken oder Grippeimpfung. Man kann s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tecken man kann auch erkranken aber der Verlauf der krankheit ist weniger oft tödl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pie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mich ha noch mehr wundert ist das es soviele gibt die mit ihnen auf ei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istig sehr sehr geringen Stufe stehen. Aber okay es ist schade so schön war Die Zeit wo sie 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h weg vom Fenster waren dachte schon endlich Ruhe geht in die Privatwirtschaft. Leider 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ßer Irrt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chvile-Heller E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Ludwig ja Sie haben ja so recht, wir hatten die letzten 1,5 Jahre mindestens 100.000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ote. Und jeder kennt einen der drann gestorben ist. Ups die Rechnung geht nicht au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Ludw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chvile-Heller Eva sehen sie genau das ist es also sagen sie es laut und deutlich DANK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BE REGIERUNG FÜR DIE HERVORRAGENDE REAKTION UND ARBEIT WÄHREND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DEMIE den in Ländern wo das nicht der Fall war siehe Italien da lagen die Leichen se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hl wie wir alle gesehen haben auf strassen usw. Und dennoch ist die impfung k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munisierung sondern lediglich ein Weg die schweren Verläufe eben mit spitalsaufenthalt 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 verhindern und wie sie sehen es funktioniert. Schreit jemand auf wenn in der grippez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äglich 2000 neu erkrankte gemeldet we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Klen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Ludwig schön am Boden bleiben..jeder hat seine meinung..und die sollte ma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kzeptieren..kann ja jeder für sich entscheiden was er ma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Ludw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Klenner so sehe ich das nicht den durch die nicht geimpften wird mit all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cherheit das spitalssystem überlastet und somit für alltägliche Betreuung von alltägli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ingenden Fällen wieder verhindert. Den lockdown hatten wir immer auf Grund der Zah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 intensiv und in Spitäler nie auf Grund der infizierten. Nur eben vor impfung wusste m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30% auf intensiv kommen was durch Impfungen eben sehr sehr viel geringer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Klen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Ludwig jedem seine Meinung.. aber ich lasse mir von der Regierung nix einreden..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ss wie es in den spitälern war hab in Wien 2 bekannte Ärzte.. und in n.ö. ein pa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ankenschwestern...da stimmt nix davon ..im Kaiser Franz Josef Spital lagen coro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anke...aber ansonsten von auslastung keine sp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8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chvile-Heller E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Ludwig sie wissen aber schon, dass die Fotos von den Leichenzügen vo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chiffsunglück waren. Und mein Post war ironisch gemein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chvile-Heller E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Ludwig das meinen si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er jetzt nicht wirkl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Ludw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chvile-Heller Eva oh schon den die Frage ist legedim. Es gibt nachweislich eine Möglichkei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 Verlauf zu verhindern oder zumindest zu lindern. Deshalb eben ist auch die Frage erlaub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 nicht geimpft ist wer dann zahlt. Natürlich darf man nicht alle über einen Kamm scheren a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sätzl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Ludw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chvile-Heller Eva solche Menschen wie sie mit ihren Aussagen sind genau jene die m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um kotzen bringen. In einem Land leben wo alles von der Regierung unternommen wurde da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 gut durch die Pandemie konnten alles auch sehr wohl mitverwendet und dann mit voller ho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sse Lippen. Ja die ganzen Fotos und Filme egal von Italien Spanien indien sind alle von 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den. Sie haben eine grosse Lippe weil sie gut behütet si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liver H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Ludwig ich denke am besten wäre es für Sie, nicht nach 2 Impfungen aufzuhören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mgard Disku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SUPER!!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di L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h…haben sie sich jetzt durch oder trotz des Impfens angesteckt……?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d ja immer besser mit der unbelehrbaren Politik in Europa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nelia Schul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 die Impfung kann auch nix helfen.. Es gibt seid jahren krebs die forschen schon ewig dara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nnoch gibt es bis heute kein Mittel dagegen... Wie soll dann eine Impfung helfen für ei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us von den keiner eine Ahnung hat und der ein eiltempo erschaffen wurde des kann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appen des muss einen der normale Menschenverstand ja schon sagen.... Der beste Beweis 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rael das einst so gelobt wurde impfweltmeister usw... Was ist jetzt das selbe wie gehabt...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war auch geimpft nicht weil ich glaube die Impfung könnte mir helfen.. Aus dem einzigen gr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 ein normales leben.. Tja und leider spielt es das dennoch nicht ich muss weiter mit mas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9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chvile-Heller E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nelia Schulz und nix hat’s geholf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nelia Schul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chvile-Heller Eva tja ich hab nix anders erwartet is leider so l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ar Gani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nelia Schulz bravoooo genau so. Is e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fred Landershamm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er La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arbeite an eunem Pressetext zum.Thema.... können Sie mir die Quelle plus Infos a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xander.lang@gmx.at mailen? Dank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chvile-Heller E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er Lang Zeitungsberi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Drußnit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wird wohl eine 3.,4.,5......Impfung nötig sein,um gegen alle Mutanten inklusive d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fährlichsten von allen, den Regierungsmutanten geschützt zu se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Höf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Drußnitzer san gleich alle den Tod gewei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0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Proxi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ja klar, denn nicht nur bei uns sondern weltweit nimmt es bei den geimpften zu, aber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auben ja noch immer dieses Graphen oxid gift hilft, das einzige was es macht ist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munsystem zu Schwächen, und mit je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d es schlechter!!! Aber Dummheit tut nicht weh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st dann wenn es zu spät ist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i Heim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Proximo selbst Wiehler sagte, je mehr geimpft sind, desto mehr Mutationen wird 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ben, und Drosten hat 2014 gesagt, das der PCR Test nur einige Eiweiß Moleküle nachweißt 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genau deshalb wurde ja die Impfung aufgebaut, auf einem Test der gar k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ektionsgeschehen nachweisen kann , und der mit einem Ct Wert von 39 garnichts ü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VID 19 aussagt , außerdem ist positiv getestet nicht gleich infizi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aus Erha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 steht das. Link wäre nützlich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chvile-Heller E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aus Erhart war ein Zeitungsberich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 Kauf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hr schö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mo Ger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uptsache DIE dürfen wieder alle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mo Gering Die Hälfte der Menschheit ist in ganz Europa, ist so Vertrottelt und Hirntot. U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hen brav Imp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hält kein normaler Mensch mehr aus.Das es um Agenda Gre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t geht will keiner wiss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mo Ger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Schneider ja leider… naja, die doofen sterben halt einfach nicht aus … oder viellei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 Herbst d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1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mo Gering Sie sagen es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Murh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war zu erwarten,wie unwirksam die Impfung ist hat Israel und GB ja schon läng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zeigt,abgesehen davon sollten die angeblichen Experten mit Massenimpfungen bei ei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demie,falls es eine ist sehr kritisch war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iner Hans Dü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u wenig Impfstoff Indu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Oberwi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ür was lassen wir uns dann impfen, wollen die uns verarsch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Haw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Oberwimmer J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it Greine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Oberwimmer , ja, die Impfung macht genau genommen sogar richtig krank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i Heim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Oberwimmer ja, sie wollen uns verarschen und viele lassen sich einfach verarsch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Oberwimmer Ist äh die Pure Verarschung,es geht um den Great Reset Agend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30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ufen hinter h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iner Hans Dül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y Lack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der heute glaubt ist selber schul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2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chvile-Heller E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y Lackner klar, aber ORF , Radiowerbung usw. sagen immer die Wahrhei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y Lack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chvile-Heller Eva hab ich je behauptete das das vertrauenswürdige Quellen sind 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sna Tad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lal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vo Sedić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sna Tad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wi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sna Tad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vo Sedić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vo Sedić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sna Tad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i ih šiša,sami si krivi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a hoće da se bockaj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sna Tad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vo Sedić bas tako...sad su shvatili da su ovce za sisanj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vo Sedić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sna Tad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treba ih šišat 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3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nne Strey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die Zahlen werden von der Heute Zeitung genommen 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 sind genauso vertrauenswürdig wie Guden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chvile-Heller E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nne Streyc nur ORF ist die Wahrhei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Birnboe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da schau her 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Ludw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Birnboeck und was ist daran jetzt komisch. Das ist lediglich wie bei zecken od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ppeimpfung eine Impfung die den Verlauf milder macht also weniger Todesfälle und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d erfüllt aktuell nur mehr 0,02% Todesfä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k Fo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nn mir nicht vorstellen, dass da neuinfizierte sind. eher neu-positiv getestete, mit einem test, 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hts aussagen kan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li Renh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mpfung schützt ja nicht vor der Krankheit Herr gudenus.. Es mildert ja nur den Verlauf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b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Scheb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ich bin dafür, das Geimpfte alles andere als sicher sind und vielleicht sogar gefährlich .... ab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se Zahlen sind erfunden, weil es gar nicht kontrolliert und überprüft wi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li Renh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Schebek sicher sinds gefährlich weil geimpft sowohl erkranken als auch ander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stecken können und trotzdem keinen test mehr brauchen weils ja eh geimpft sind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dit Czira Pac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Schebek Ich bin geimpft (freiwillige Zwang und Druck)Du hast vollkommen Re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!!Geimpfte sind eine Gefahr für ungeimpte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4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Scheb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li Renhel genau das meine ich, aber sie gehen nicht so viel testen, das sie einen so hoh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teil an Positiven erreichen können ..... ein bisschen realistisch muss man schon blei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Graf von Burgst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geimpften Schafe müssen alle we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3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3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Holz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w! Wenn ich mir so die Kommentare Einiger durchlese, komme ich leider zu d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kenntniss,das ein ganz anderer Virus wesentlich gefährlicher ist.....Gsd. gibt's aber im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hr,die gut informiert sind und selber noch denken 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us Hen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um sollten die Geimpften sich nicht anstecken, dachten die das etwa. Es wurde niema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sagt das die sich nicht mehr anstecken können... La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nelia Laz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 D C schlägt vor, einen Test zu erstellen, der den Unterschied zwischen Covid und Influenz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kennen kann, da der aktuelle PCR-Test die Fähigkeit nicht hat. https://www.cdc.gov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sels/dls/locs/2021/07-21-2021-lab-alert-Changes_CDC_RT-PCR_SARS-CoV-2_Testing_1.html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bclid=IwAR0e_BtGl19-TFzwmsBZaGZIBPR-Nxrkr_L2ySq4Dlhv5LxcughWw8mFs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 Alert: Changes to CDC RT-PCR for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dc.go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Gol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vor jetzt noch jemand sagt das ist falsch lesen kann helfen https://www.heute.at/s/anteil-der-infiz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rten-mit-impfung-in-noe-bei-43-prozent-100154733?utm_medium=Social&amp;utm_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rce=Facebook&amp;fbclid=IwAR1VreoT_qp95f4xmLKhocP-SxGZhZWeUnyHtQzEwKndX1Kzdg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dJ-Sbg#Echobox=1627451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eil der Infizierten mit Impfung in NÖ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ute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Haw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Golli sie wollen es nicht glaub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5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Wel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glaub ich nic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Garher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tzt muss man vermutlich aufpassen damit man als Nichtgeimpfter nicht von einem Geimpf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 einem Virus angesteckt wird! Alter wie verrückt sind die Menschen eigentlich? Von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genannten Experten spricht dabei noch gar kein Mensch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Hink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o Großschäd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Medien samt Regierung verarscht uns und wir sind zu naiv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li Hu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die Impfung für nix ist kann doch die Regierung nix dafü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yszard Matu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li Hummer und wo sind die Experte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Haw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li Hummer ah geh,wer macht seit langen Werbung für diese ach so sicherer Impfung??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ch helfe ihnen, kurz und 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Ler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li Hummer ...das ist mal eine interessante Wortmeldung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it Greine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li Hummer doch, sie machen sich zum Spielball weil Millionen damit verdient werd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6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lo Hoff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lliarden…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Manolis Hofma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her aber auch fast 50% Ungeimpfte.....währe a guter Grund auch diese zu impfen..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win Pachfi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Manolis Hofmair wir reden von 100% infizierten !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Haw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Manolis Hofmair na kla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Manolis Hofma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win Pachfischer und Ich rede davon dass Ungeimpfte eher de Chance haben nicht meh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erable Schäden zu bekommen Dank Covid bis zum Ableben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win Pachfi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Manolis Hofmair die Menschheit wird auch das überleben …. Siehe Israel, Engla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d zb Schweden wer will soll und wer nicht soll die Folgen persönlich tragen so wie 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uchen und sau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 M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sagen die experten von covid-19 dazu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Weilpoltsh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, wobei man dazu sagen muss, dass die Geimpften ja kaum mehr geteste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den. Folglich sind in Wirklichkeit vermutlich weit mehr als die Ungeimpften infiziert. Da j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um einer vom Virus Krank wird, weiß man es eben nicht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bei es mir alten Schwurbler noch immer schleierhaft ist wieso man gesunde Menschen 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testet, obwohl sie nicht krank sind und als gesunder auch nicht Infektiö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denfalls wird es darauf hinaus laufen, dass die Geimpften alle ansandeln und das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geimpften in die Schuhe geschoben wird. Wetten?!? Hat alles ein System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ncent Richar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Weilpoltshammer du hast so recht. Darum wollen die ja nicht das man genau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istiken macht über geimpfte und ungeimpfte infizier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7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atistiken macht über geimpfte und ungeimpfte infizier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tta Schwar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 bins ne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N Raimun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geht eben nix über GEN freies Blu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J. Saub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N Raimund noch kein Gen verändertes gegesse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itti Hass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h so ah Blödsinn.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May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 das wundert, der kann halt nicht logisch denken! Wer nicht selbst darauf kommt warum, d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ollte dringend einen IQ Test machen falls überhaupt graue Zellen vorhanden sind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ent Schar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ibt es auch einen Bericht dazu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Gol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google.at/amp/s/www.oe24.at/video/oesterreich/niederoesterreich/anteil-derinfizierten-mit-impfung-in-noe-bei-43-prozent/485959570/amp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teil der Infizierten mit Impfung in NÖ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e24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8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 Kub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diese Impfung also für die Frau Holle, wozu dann Impfen (sich auf ein fragwürdiges Experimen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nzulassen von dem der Ausgang in den Sternen steht) was steckt da wirklich dahinter?!?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Grill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 Kuba Bevölkerungsreduktion nach dem Wunsch von Gates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Si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 Kuba Geld, Macht und Diktatu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inhold Rei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mag Dich nicht, aber Du hast rech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Gran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es Ärzte d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Holz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Grantner ,nein ,man muß einfach nur genügend Informationen darüber lesen u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ber denk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Schrem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r weil man geimpft ist, heißt es ja nicht das man es nicht bekommen oder wen anstecken kan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 eh von Anfang an so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gi Rei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soll man da noch sagen!!!! Super Regier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i Wai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blaue Fraktion wirds nie kapier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ry Höllers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i Wais aber sicher vor den türkis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9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i Grit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i Wais dumme Aussage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Gol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i Wais https://www.heute.at/s/anteil-der-infizierten-mit-impfung-in-noe-bei-43-prozent100154733?utm_medium=Social&amp;utm_source=Facebook&amp;fbclid=IwAR1Vre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qp95f4xmLKhocP-SxGZhZWeUnyHtQzEwKndX1Kzdg741dJ-Sbg#Echobox=1627451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eil der Infizierten mit Impfung in NÖ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ute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Wid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i Wais bei Ihnen ist das eh schon ega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i Corazó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er du schon! Du spezialist du…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jamin Herrd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ieviele der geimpft-infizierten benötigt ein Krankenhausbett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au darum geht es nämlich bei der Impf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eigentlich gar nicht so schwer zu versteh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Weilpoltsh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jamin Herrde um es zu beantworten frage doch mal direkt im Krankenhaus nach. Kenns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ine Ärzte oder Pfleger auf der Intensiv? Da bekommst du dann deine Antworten die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men und nicht von Propaganda geprägt si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rzum, du wirst als Antwort erhalten, dass die Covid Intensivpatienten nun eigentlich k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ma mehr sind. Ist eigentlich sehr g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Intensivbetten sind jetzt nämlich mit den Impfpatienten belegt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jamin Herrd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Weilpoltshammer ähm ja, ich arbeite zwar im Krankenhaus und kenne einige Ärz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d Pflegepersonen, aber Sie werden mit Ihrer "nicht von Propaganda geprägten" Mein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on recht haben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0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nja Auma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t schlecht...aber über so etwas wird sicher nicht berichtet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 T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Virus ist nicht voreingenommen und bei einer ca50% Impfrate ist das wohl selbsterklär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er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lly Moos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ben… darum habe ich gehört…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vonne Steinkelln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litta Sis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 Gibraltar sind alle durchgeimpft und haben alle wieder Corona. Wahrscheinlich waren es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May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litta Sissa du wirst es anscheinend bedingt durch fehlende Synapsen nie verstehen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lner Igna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litta Sissa Verwandte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Schill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ibraltar 100% Durchgeimpfte, aber eine 600 Inzidenz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Swobod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a Ried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a Rie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Swoboda sind wir froh,dass wir in Wien sind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Swobod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imm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1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imm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Swobod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lde Hörhan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lde Hörh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Swoboda habs schon geles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imilian Schneidel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elle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la Dorfleben Dl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ximilian Schneidelbauer selber recherchier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imilian Schneidel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la Dorfleben Dl er hat's ja behaupte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ge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rum kann er mindestens seine Quellen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Petrej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elle: Menschenversta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kob We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Petrej dem Menschenverstand entspringen normal keine Statistik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imilian Schneidel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Petrej wie kommt man dann auf 46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Petrej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so nicht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2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Ullr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imilian Schneidelbauer Es gibt ein Land, das 100 % Geimpfte hat, wo sich trotzde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senhaft noch infizieren. Mir fällt grad der Nsme nicht ein, war aber stark in den Medie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Ta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Pab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Petrej den haben leider viele nicht meh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Gol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imilian Schneidelbauer https://www.heute.at/s/anteil-der-infizierten-mit-impfung-innoe-bei-43-prozent-100154733?utm_medium=Social&amp;utm_source=Facebook&amp;f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clid=IwAR1VreoT_qp95f4xmLKhocP-SxGZhZWeUnyHtQzEwKndX1Kzdg741dJSbg#Echobox=1627451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eil der Infizierten mit Impfung in NÖ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ute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Hin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mmer diese unsinnige Frage nach ner Quelle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nn ICH etwas interessant finde, dann informier ich m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ICH etwas absurd finde, informier ich m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ICH etwas wissen will, informier ich m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Petrej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@Jakob Weber... ist schon korrekt, ich nehm das ganze nur nicht mehr so ernst. Grippeimpf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ützt auch nur bedingt vor Erkrankung. Jene die Antikörper haben stehen vermutlich bes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 als jene ohn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Hin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Goll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eits folgendes Zitat kotzt mich einfach an: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 Covid-Impfung schützt vor schweren Verläuf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in 'kann' oder 'eventuell'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 kommt es dann, dass geimpfte Menschen doch wegen dem Virus sterb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er sind diese in Wahrheit an der Impfung gestorb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Petrej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Pab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ssen ist Macht, wir wissen nichts, macht nicht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Weilpoltsh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imilian Schneidelbauer ist schon schwer dass man zuerst liest wo man postet. Hier 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 dazu zum x-ten mal https://www.heute.at/s/anteil-der-infizierten-mit-impfung-in-noebei-43-prozent-100154733?utm_medium=Social&amp;utm_source=Facebook&amp;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lid=IwAR1VreoT_qp95f4xmLKhocP-SxGZhZWeUnyHtQzEwKndX1Kzdg741dJSbg#Echobox=162745126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3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eil der Infizierten mit Impfung in NÖ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ute.a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Haw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imilian Schneidelbauer steht schon in den Kommentar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Keppl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imilian Schneidelbau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chard Vie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für eine quelle meinst du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Seid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nd doch laut Experten und Regierung imunisier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A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„Man kann alle Leute einige Zeit zum Narren halten und einige Leute die ganze Zeit - aber all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eute die ganze Zeit zum Narren halten, das kann man nicht“. Abraham Lincol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Es ist leichter die Menschen zu täuschen, als sie zu überzeugen, dass sie getäuscht wo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d.“ Mark Twa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Wenn man die Wahrheit verschließt und in den Boden vergräbt, dann wird sie nur wachsen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viel explosive Kraft ansammeln, dass sie an dem Tag, an dem sie durchbricht, alles, was ihr 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ge steht, fortfegt. Emile Zo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inna Gr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 mir klar das DIESER Tag komm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Kra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sup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Eli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den noch mehr werd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im September Sitz Ma wieder zuhaus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4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Muss man wiss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ara Maria Voll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MG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glinde Mue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gen was sind die denn eigentlich geimpft worf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nne Jellasi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n da fehlt aber dazu der Hintergrund. Haben diese Geimpften einen 3stelligen Baud Code spri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igentest? Nicht zu vergessen das Astra zeneca bei vielen gar nicht einen richtigen Schutz aufbau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che nach der Impfung Alkohol trinken und deshalb auch nicht save sind. Und wahrscheinlich na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2.Impfung noch keine 4 Wochen vergangen sind. Also bitte keine Fakes verbreiten sondern gen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herchie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e An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ht nur bei uns in NÖ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tere Kommentare anzeigen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hotos/a.514362691950568/4203979522988848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5/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264" calcext:value-type="float">
            <text:p>264</text:p>
          </table:table-cell>
          <table:table-cell table:style-name="ce7" table:formula="of:=COUNTIF([.D$1:.D$1048576];&quot;X&quot;)" office:value-type="float" office:value="110" calcext:value-type="float">
            <text:p>110</text:p>
          </table:table-cell>
          <table:table-cell table:formula="of:=COUNTIF([.E$1:.E$1048576];&quot;X&quot;)" office:value-type="float" office:value="1" calcext:value-type="float">
            <text:p>1</text:p>
          </table:table-cell>
          <table:table-cell table:style-name="ce7" table:formula="of:=COUNTIF([.F$1:.F$1048576];&quot;X&quot;)" office:value-type="float" office:value="368" calcext:value-type="float">
            <text:p>368</text:p>
          </table:table-cell>
          <table:table-cell table:formula="of:=COUNTIF([.G$1:.G$1048576];&quot;X&quot;)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10731];[.D10731];[.F10731])" office:value-type="float" office:value="742" calcext:value-type="float">
            <text:p>742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3784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.00.0000</text:date>, <text:time style:data-style-name="N2" text:time-value="21:26:39.578113754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5T03:56:53.990563935</dc:date>
    <meta:editing-duration>PT30M57S</meta:editing-duration>
    <meta:editing-cycles>13</meta:editing-cycles>
    <meta:document-statistic meta:table-count="1" meta:cell-count="6843" meta:object-count="0"/>
  </office:meta>
</office:document-meta>
</file>